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15cm" fo:min-width="4.6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3.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2.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7.93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7.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81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8cm"/>
    </style:style>
    <style:style style:name="gr1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3465a4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267cm"/>
    </style:style>
    <style:style style:name="gr16" style:family="graphic" style:parent-style-name="objectwithoutfill">
      <style:graphic-properties svg:stroke-color="#ff0000" draw:fill="solid" draw:textarea-vertical-align="middle"/>
    </style:style>
    <style:style style:name="gr17" style:family="graphic" style:parent-style-name="objectwithoutfill">
      <style:graphic-properties svg:stroke-color="#ff0000" draw:marker-end="Arrow" draw:marker-end-width="0.3cm" draw:fill="solid" draw:fill-color="#ffffff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8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objectwithoutfill">
      <style:graphic-properties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8.4cm" svg:x="1.377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477cm" svg:y1="4.8cm" svg:x2="1.377cm" svg:y2="4.8cm">
          <text:p/>
        </draw:line>
        <draw:frame draw:style-name="gr3" draw:text-style-name="P4" draw:layer="layout" svg:width="3.2cm" svg:height="1.6cm" svg:x="2.277cm" svg:y="3.2cm">
          <draw:text-box>
            <text:p text:style-name="P3"><text:span text:style-name="T1">FLP</text:span></text:p>
          </draw:text-box>
        </draw:frame>
        <draw:custom-shape draw:style-name="gr4" draw:text-style-name="P1" xml:id="id1" draw:id="id1" draw:layer="layout" svg:width="13.6cm" svg:height="1.6cm" svg:x="8.877cm" svg:y="3.2cm">
          <text:p text:style-name="P3">format t "Enter the list with parenthesis:~%"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12.9cm" svg:height="1.6cm" svg:x="8.88cm" svg:y="12.5cm">
          <text:p text:style-name="P3">format t "The nth element is ~s" 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6" draw:id="id6" draw:layer="layout" svg:width="8.439cm" svg:height="1.6cm" svg:x="8.861cm" svg:y="7.861cm">
          <text:p text:style-name="P3">format t "Enter n:~%"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5" draw:id="id5" draw:layer="layout" svg:width="8.4cm" svg:height="1.6cm" svg:x="8.877cm" svg:y="5.538cm">
          <text:p text:style-name="P3">format t "The list is ~s~%" 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2" draw:id="id2" draw:layer="layout" svg:width="3.316cm" svg:height="1.6cm" svg:x="24.161cm" svg:y="3.2cm">
          <text:p text:style-name="P3">setq 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1" draw:id="id11" draw:layer="layout" svg:width="3.6cm" svg:height="1.6cm" svg:x="19cm" svg:y="7.9cm">
          <text:p text:style-name="P3">setq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7" draw:id="id7" draw:layer="layout" svg:width="3.5cm" svg:height="1.6cm" svg:x="24.1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8" draw:id="id8" draw:layer="layout" svg:width="3.5cm" svg:height="1.6cm" svg:x="24.1cm" svg:y="10.2cm">
          <text:p text:style-name="P3">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2" draw:id="id12" draw:layer="layout" svg:width="3.5cm" svg:height="1.6cm" svg:x="19.195cm" svg:y="10.2cm">
          <text:p text:style-name="P3">setq 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3" draw:id="id13" draw:layer="layout" svg:width="3.5cm" svg:height="1.6cm" svg:x="13.995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9" draw:id="id9" draw:layer="layout" svg:width="3.3cm" svg:height="1.6cm" svg:x="8.895cm" svg:y="10.2cm">
          <text:p text:style-name="P3">nth n 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4" draw:id="id4" draw:layer="layout" svg:width="3.5cm" svg:height="1.6cm" svg:x="18.977cm" svg:y="5.538cm">
          <text:p text:style-name="P3">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" draw:id="id3" draw:layer="layout" svg:width="3.5cm" svg:height="1.6cm" svg:x="24.077cm" svg:y="5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477cm" svg:y1="6.4cm" svg:x2="1.377cm" svg:y2="6.4cm">
          <text:p/>
        </draw:line>
        <draw:connector draw:style-name="gr13" draw:text-style-name="P2" draw:layer="layout" svg:x1="6.477cm" svg:y1="5.55cm" svg:x2="8.877cm" svg:y2="4cm" draw:end-shape="id1" draw:end-glue-point="3" svg:d="M6477 5550h950v-1550h1450" svg:viewBox="0 0 2401 1551">
          <text:p/>
        </draw:connector>
        <draw:connector draw:style-name="gr13" draw:text-style-name="P2" draw:layer="layout" draw:type="line" svg:x1="22.477cm" svg:y1="4cm" svg:x2="24.161cm" svg:y2="4cm" draw:start-shape="id1" draw:start-glue-point="1" draw:end-shape="id2" draw:end-glue-point="3" svg:d="M22477 4000h1684" svg:viewBox="0 0 1685 1">
          <text:p/>
        </draw:connector>
        <draw:connector draw:style-name="gr13" draw:text-style-name="P2" draw:layer="layout" draw:type="line" svg:x1="24.077cm" svg:y1="6.338cm" svg:x2="22.477cm" svg:y2="6.338cm" draw:start-shape="id3" draw:start-glue-point="3" draw:end-shape="id4" draw:end-glue-point="1" svg:d="M24077 6338h-1600" svg:viewBox="0 0 1601 1">
          <text:p/>
        </draw:connector>
        <draw:connector draw:style-name="gr13" draw:text-style-name="P2" draw:layer="layout" draw:type="line" svg:x1="18.977cm" svg:y1="6.338cm" svg:x2="17.277cm" svg:y2="6.338cm" draw:start-shape="id4" draw:start-glue-point="3" draw:end-shape="id5" draw:end-glue-point="1" svg:d="M18977 6338h-1700" svg:viewBox="0 0 1701 1">
          <text:p/>
        </draw:connector>
        <draw:connector draw:style-name="gr13" draw:text-style-name="P2" draw:layer="layout" draw:line-skew="-0.399cm" svg:x1="8.877cm" svg:y1="6.338cm" svg:x2="8.861cm" svg:y2="8.661cm" draw:start-shape="id5" draw:start-glue-point="3" draw:end-shape="id6" draw:end-glue-point="3" svg:d="M8877 6338h-917v2323h901" svg:viewBox="0 0 918 2324">
          <text:p/>
        </draw:connector>
        <draw:connector draw:style-name="gr13" draw:text-style-name="P2" draw:layer="layout" draw:line-skew="0.299cm" svg:x1="27.477cm" svg:y1="4cm" svg:x2="27.577cm" svg:y2="6.338cm" draw:start-shape="id2" draw:start-glue-point="1" draw:end-shape="id3" draw:end-glue-point="1" svg:d="M27477 4000h900v2338h-800" svg:viewBox="0 0 901 2339">
          <text:p/>
        </draw:connector>
        <draw:connector draw:style-name="gr13" draw:text-style-name="P2" draw:layer="layout" draw:line-skew="0.294cm" svg:x1="27.6cm" svg:y1="8.7cm" svg:x2="27.6cm" svg:y2="11cm" draw:start-shape="id7" draw:start-glue-point="1" draw:end-shape="id8" draw:end-glue-point="1" svg:d="M27600 8700h795v2300h-795" svg:viewBox="0 0 796 2301">
          <text:p/>
        </draw:connector>
        <draw:connector draw:style-name="gr13" draw:text-style-name="P2" draw:layer="layout" draw:line-skew="-0.479cm" svg:x1="8.895cm" svg:y1="11cm" svg:x2="8.88cm" svg:y2="13.3cm" draw:start-shape="id9" draw:start-glue-point="3" draw:end-shape="id10" draw:end-glue-point="3" svg:d="M8895 11000h-995v2300h980" svg:viewBox="0 0 996 2301">
          <text:p/>
        </draw:connector>
        <draw:connector draw:style-name="gr13" draw:text-style-name="P2" draw:layer="layout" draw:type="line" svg:x1="17.3cm" svg:y1="8.661cm" svg:x2="19cm" svg:y2="8.7cm" draw:start-shape="id6" draw:start-glue-point="1" draw:end-shape="id11" draw:end-glue-point="3" svg:d="M17300 8661l1700 39" svg:viewBox="0 0 1701 40">
          <text:p/>
        </draw:connector>
        <draw:connector draw:style-name="gr13" draw:text-style-name="P2" draw:layer="layout" draw:type="line" svg:x1="22.6cm" svg:y1="8.7cm" svg:x2="24.1cm" svg:y2="8.7cm" draw:start-shape="id11" draw:start-glue-point="1" draw:end-shape="id7" draw:end-glue-point="3" svg:d="M22600 8700h1500" svg:viewBox="0 0 1501 1">
          <text:p/>
        </draw:connector>
        <draw:connector draw:style-name="gr13" draw:text-style-name="P2" draw:layer="layout" draw:type="line" svg:x1="24.1cm" svg:y1="11cm" svg:x2="22.695cm" svg:y2="11cm" draw:start-shape="id8" draw:start-glue-point="3" draw:end-shape="id12" draw:end-glue-point="1" svg:d="M24100 11000h-1405" svg:viewBox="0 0 1406 1">
          <text:p/>
        </draw:connector>
        <draw:connector draw:style-name="gr13" draw:text-style-name="P2" draw:layer="layout" draw:type="line" svg:x1="19.195cm" svg:y1="11cm" svg:x2="17.495cm" svg:y2="11cm" draw:start-shape="id12" draw:start-glue-point="3" draw:end-shape="id13" draw:end-glue-point="1" svg:d="M19195 11000h-1700" svg:viewBox="0 0 1701 1">
          <text:p/>
        </draw:connector>
        <draw:connector draw:style-name="gr13" draw:text-style-name="P2" draw:layer="layout" draw:type="line" svg:x1="13.995cm" svg:y1="11cm" svg:x2="12.195cm" svg:y2="11cm" draw:start-shape="id13" draw:start-glue-point="3" draw:end-shape="id9" draw:end-glue-point="1" svg:d="M13995 11000h-1800" svg:viewBox="0 0 1801 1">
          <text:p/>
        </draw:connector>
        <draw:line draw:style-name="gr14" draw:text-style-name="P2" draw:layer="layout" svg:x1="26.577cm" svg:y1="18.4cm" svg:x2="24.477cm" svg:y2="18.4cm">
          <text:p/>
        </draw:line>
        <draw:line draw:style-name="gr14" draw:text-style-name="P2" draw:layer="layout" svg:x1="25.877cm" svg:y1="19.4cm" svg:x2="25.077cm" svg:y2="19.4cm">
          <text:p/>
        </draw:line>
        <draw:line draw:style-name="gr14" draw:text-style-name="P2" xml:id="id19" draw:id="id19" draw:layer="layout" svg:x1="26.177cm" svg:y1="18.9cm" svg:x2="24.85cm" svg:y2="18.9cm">
          <text:p/>
        </draw:line>
        <draw:frame draw:style-name="gr15" draw:text-style-name="P5" draw:layer="layout" svg:width="4.6cm" svg:height="1.517cm" svg:x="1.677cm" svg:y="1.3cm">
          <draw:text-box>
            <text:p text:style-name="P3"><text:span text:style-name="T2">STACK</text:span></text:p>
          </draw:text-box>
        </draw:frame>
        <draw:frame draw:style-name="gr15" draw:text-style-name="P5" draw:layer="layout" svg:width="4.6cm" svg:height="1.517cm" svg:x="15.677cm" svg:y="1.3cm">
          <draw:text-box>
            <text:p text:style-name="P3"><text:span text:style-name="T2">HEAP</text:span></text:p>
          </draw:text-box>
        </draw:frame>
        <draw:line draw:style-name="gr16" draw:text-style-name="P2" draw:layer="layout" svg:x1="26.5cm" svg:y1="14.5cm" svg:x2="24.4cm" svg:y2="14.5cm">
          <text:p/>
        </draw:line>
        <draw:line draw:style-name="gr16" draw:text-style-name="P2" draw:layer="layout" svg:x1="25.8cm" svg:y1="15.5cm" svg:x2="25cm" svg:y2="15.5cm">
          <text:p/>
        </draw:line>
        <draw:line draw:style-name="gr16" draw:text-style-name="P2" xml:id="id14" draw:id="id14" draw:layer="layout" svg:x1="26.1cm" svg:y1="15cm" svg:x2="24.773cm" svg:y2="15cm">
          <text:p/>
        </draw:line>
        <draw:connector draw:style-name="gr17" draw:text-style-name="P6" draw:layer="layout" draw:line-skew="2.123cm" svg:x1="21.78cm" svg:y1="13.3cm" svg:x2="25.436cm" svg:y2="15cm" draw:start-shape="id10" draw:start-glue-point="1" draw:end-shape="id14" draw:end-glue-point="0" svg:d="M21780 13300h3620v1700h36" svg:viewBox="0 0 3657 1701">
          <text:p/>
        </draw:connector>
        <draw:custom-shape draw:style-name="gr10" draw:text-style-name="P1" xml:id="id17" draw:id="id17" draw:layer="layout" svg:width="3.5cm" svg:height="1.6cm" svg:x="19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6" draw:id="id16" draw:layer="layout" svg:width="3.5cm" svg:height="1.6cm" svg:x="13.8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15" draw:id="id15" draw:layer="layout" svg:width="3.3cm" svg:height="1.6cm" svg:x="8.7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" draw:layer="layout" draw:type="line" svg:x1="12cm" svg:y1="17.5cm" svg:x2="13.8cm" svg:y2="17.5cm" draw:start-shape="id15" draw:start-glue-point="1" draw:end-shape="id16" draw:end-glue-point="3" svg:d="M12000 17500h1800" svg:viewBox="0 0 1801 1">
          <text:p/>
        </draw:connector>
        <draw:connector draw:style-name="gr19" draw:text-style-name="P2" draw:layer="layout" draw:type="line" svg:x1="17.3cm" svg:y1="17.5cm" svg:x2="19cm" svg:y2="17.5cm" draw:start-shape="id16" draw:start-glue-point="1" draw:end-shape="id17" draw:end-glue-point="3" svg:d="M17300 17500h1700" svg:viewBox="0 0 1701 1">
          <text:p/>
        </draw:connector>
        <draw:line draw:style-name="gr20" draw:text-style-name="P2" xml:id="id18" draw:id="id18" draw:layer="layout" svg:x1="6.5cm" svg:y1="4cm" svg:x2="7cm" svg:y2="4cm">
          <text:p/>
        </draw:line>
        <draw:connector draw:style-name="gr19" draw:text-style-name="P2" draw:layer="layout" draw:line-skew="-0.65cm" svg:x1="7cm" svg:y1="4cm" svg:x2="8.7cm" svg:y2="17.5cm" draw:start-shape="id18" draw:start-glue-point="1" draw:end-shape="id15" draw:end-glue-point="3" svg:d="M7000 4000h200v13500h1500" svg:viewBox="0 0 1701 13501">
          <text:p/>
        </draw:connector>
        <draw:connector draw:style-name="gr19" draw:text-style-name="P2" draw:layer="layout" draw:line-skew="1.825cm" svg:x1="22.5cm" svg:y1="17.5cm" svg:x2="25.513cm" svg:y2="18.9cm" draw:start-shape="id17" draw:start-glue-point="1" draw:end-shape="id19" draw:end-glue-point="0" svg:d="M22500 17500h3000v1400h13" svg:viewBox="0 0 3014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6T20:40:21.578137153</meta:creation-date>
    <dc:date>2020-05-17T14:12:28.249366536</dc:date>
    <meta:editing-duration>PT51M35S</meta:editing-duration>
    <meta:editing-cycles>22</meta:editing-cycles>
    <meta:generator>LibreOffice/6.2.8.2$Linux_X86_64 LibreOffice_project/20$Build-2</meta:generator>
    <meta:document-statistic meta:object-count="47"/>
  </office:meta>
</office:document-meta>
</file>